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Fine_20_Dashed"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Fine_20_Dashed" svg:stroke-width="0.2cm" svg:stroke-color="#80808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3.469cm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25cm" svg:height="1.397cm" svg:x="1.689cm" svg:y="1.89cm">
          <draw:text-box>
            <text:p text:style-name="P1"><text:span text:style-name="T1"><text:s/></text:span><text:span text:style-name="T1">Conflict of Interest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2.794cm" svg:x="1cm" svg:y="1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line draw:style-name="gr3" draw:text-style-name="P1" draw:layer="layout" svg:x1="9.73cm" svg:y1="28.141cm" svg:x2="9.73cm" svg:y2="31.19cm">
                <text:p/>
              </draw:line>
              <draw:line draw:style-name="gr4" draw:text-style-name="P1" draw:layer="layout" svg:x1="8.396cm" svg:y1="29.077cm" svg:x2="11.063cm" svg:y2="29.077cm">
                <text:p/>
              </draw:line>
              <draw:line draw:style-name="gr4" draw:text-style-name="P1" draw:layer="layout" svg:x1="8.396cm" svg:y1="32.137cm" svg:x2="9.73cm" svg:y2="31.121cm">
                <text:p/>
              </draw:line>
              <draw:line draw:style-name="gr4" draw:text-style-name="P1" draw:layer="layout" svg:x1="11.063cm" svg:y1="32.126cm" svg:x2="9.753cm" svg:y2="31.142cm">
                <text:p/>
              </draw:line>
              <draw:custom-shape draw:style-name="gr5" draw:text-style-name="P1" draw:layer="layout" svg:width="1.778cm" svg:height="1.525cm" svg:x="8.841cm" svg:y="26.5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7.307cm" svg:y="32.26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7.453cm" svg:y="25.706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6.858cm" svg:height="8.636cm" svg:x="6.207cm" svg:y="25.2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8" draw:text-style-name="P1" draw:layer="layout" svg:x1="29.345cm" svg:y1="20.918cm" svg:x2="29.345cm" svg:y2="23.967cm">
                <text:p/>
              </draw:line>
              <draw:line draw:style-name="gr9" draw:text-style-name="P1" draw:layer="layout" svg:x1="28.011cm" svg:y1="21.854cm" svg:x2="30.678cm" svg:y2="21.854cm">
                <text:p/>
              </draw:line>
              <draw:line draw:style-name="gr9" draw:text-style-name="P1" draw:layer="layout" svg:x1="28.011cm" svg:y1="24.914cm" svg:x2="29.345cm" svg:y2="23.898cm">
                <text:p/>
              </draw:line>
              <draw:line draw:style-name="gr9" draw:text-style-name="P1" draw:layer="layout" svg:x1="30.678cm" svg:y1="24.903cm" svg:x2="29.368cm" svg:y2="23.919cm">
                <text:p/>
              </draw:line>
              <draw:custom-shape draw:style-name="gr10" draw:text-style-name="P1" draw:layer="layout" svg:width="1.778cm" svg:height="1.525cm" svg:x="28.456cm" svg:y="19.3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26.922cm" svg:y="25.041cm">
                <draw:text-box>
                  <text:p text:style-name="P1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27.068cm" svg:y="18.483cm">
              <draw:text-box>
                <text:p text:style-name="P1"><text:span text:style-name="T2">(d)</text:span></text:p>
              </draw:text-box>
            </draw:frame>
          </draw:g>
          <draw:custom-shape draw:style-name="gr13" draw:text-style-name="P1" draw:layer="layout" svg:width="8.382cm" svg:height="8.636cm" svg:x="25.193cm" svg:y="18.05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3" draw:text-style-name="P1" draw:layer="layout" svg:x1="50.03cm" svg:y1="27.579cm" svg:x2="50.03cm" svg:y2="30.628cm">
                <text:p/>
              </draw:line>
              <draw:line draw:style-name="gr4" draw:text-style-name="P1" draw:layer="layout" svg:x1="48.696cm" svg:y1="28.515cm" svg:x2="51.363cm" svg:y2="28.515cm">
                <text:p/>
              </draw:line>
              <draw:line draw:style-name="gr4" draw:text-style-name="P1" draw:layer="layout" svg:x1="48.696cm" svg:y1="31.575cm" svg:x2="50.03cm" svg:y2="30.559cm">
                <text:p/>
              </draw:line>
              <draw:line draw:style-name="gr4" draw:text-style-name="P1" draw:layer="layout" svg:x1="51.363cm" svg:y1="31.564cm" svg:x2="50.053cm" svg:y2="30.58cm">
                <text:p/>
              </draw:line>
              <draw:custom-shape draw:style-name="gr5" draw:text-style-name="P1" draw:layer="layout" svg:width="1.778cm" svg:height="1.525cm" svg:x="49.141cm" svg:y="25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607cm" svg:y="31.702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7.753cm" svg:y="25.144cm">
              <draw:text-box>
                <text:p text:style-name="P1"><text:span text:style-name="T1">(c)</text:span></text:p>
              </draw:text-box>
            </draw:frame>
          </draw:g>
          <draw:custom-shape draw:style-name="gr7" draw:text-style-name="P1" draw:layer="layout" svg:width="8.001cm" svg:height="10.398cm" svg:x="45.831cm" svg:y="2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1" draw:layer="layout" svg:x1="29.384cm" svg:y1="12.43cm" svg:x2="29.384cm" svg:y2="18.056cm" draw:start-shape="id1" draw:start-glue-point="2" draw:end-shape="id2" draw:end-glue-point="0" svg:d="M29384 12430v5626" svg:viewBox="0 0 1 5627">
          <text:p/>
        </draw:connector>
        <draw:connector draw:style-name="gr15" draw:text-style-name="P1" draw:layer="layout" draw:type="curve" draw:line-skew="3.803cm" svg:x1="9.636cm" svg:y1="33.915cm" svg:x2="49.831cm" svg:y2="34.796cm" draw:start-shape="id3" draw:start-glue-point="2" draw:end-shape="id4" draw:end-glue-point="2" svg:d="M9636 33915c0 7777 40195 7337 40195 881" svg:viewBox="0 0 40196 5780">
          <text:p/>
        </draw:connector>
        <draw:connector draw:style-name="gr16" draw:text-style-name="P1" draw:layer="layout" draw:type="curve" svg:x1="49.831cm" svg:y1="24.398cm" svg:x2="34.274cm" svg:y2="7.231cm" draw:start-shape="id4" draw:start-glue-point="0" draw:end-shape="id1" draw:end-glue-point="1" svg:d="M49831 24398c0-11445-5185-17167-15557-17167" svg:viewBox="0 0 15558 17168">
          <text:p/>
        </draw:connector>
        <draw:connector draw:style-name="gr14" draw:text-style-name="P1" draw:layer="layout" draw:type="curve" svg:x1="9.636cm" svg:y1="25.279cm" svg:x2="24.495cm" svg:y2="7.231cm" draw:start-shape="id3" draw:start-glue-point="0" draw:end-shape="id1" draw:end-glue-point="3" svg:d="M9636 25279c0-12032 4953-18048 14859-18048" svg:viewBox="0 0 14860 18049">
          <text:p/>
        </draw:connector>
        <draw:connector draw:style-name="gr15" draw:text-style-name="P1" draw:layer="layout" draw:type="curve" svg:x1="13.065cm" svg:y1="29.597cm" svg:x2="25.193cm" svg:y2="22.374cm" draw:start-shape="id3" draw:start-glue-point="1" draw:end-shape="id2" draw:end-glue-point="3" svg:d="M13065 29597c9096 0 3032-7223 12128-7223" svg:viewBox="0 0 12129 7224">
          <text:p/>
        </draw:connector>
        <draw:connector draw:style-name="gr15" draw:text-style-name="P1" draw:layer="layout" draw:type="curve" svg:x1="45.831cm" svg:y1="29.597cm" svg:x2="33.575cm" svg:y2="22.374cm" draw:start-shape="id4" draw:start-glue-point="3" draw:end-shape="id2" svg:d="M45831 29597c-9192 0-3064-7223-12256-7223" svg:viewBox="0 0 12257 7224">
          <text:p/>
        </draw:connector>
        <draw:g xml:id="id1" draw:id="id1">
          <draw:g>
            <draw:g>
              <draw:line draw:style-name="gr3" draw:text-style-name="P1" draw:layer="layout" svg:x1="29.204cm" svg:y1="5.213cm" svg:x2="29.204cm" svg:y2="8.262cm">
                <text:p/>
              </draw:line>
              <draw:line draw:style-name="gr4" draw:text-style-name="P1" draw:layer="layout" svg:x1="27.87cm" svg:y1="6.149cm" svg:x2="30.537cm" svg:y2="6.149cm">
                <text:p/>
              </draw:line>
              <draw:line draw:style-name="gr4" draw:text-style-name="P1" draw:layer="layout" svg:x1="27.87cm" svg:y1="9.209cm" svg:x2="29.204cm" svg:y2="8.193cm">
                <text:p/>
              </draw:line>
              <draw:line draw:style-name="gr4" draw:text-style-name="P1" draw:layer="layout" svg:x1="30.537cm" svg:y1="9.198cm" svg:x2="29.227cm" svg:y2="8.214cm">
                <text:p/>
              </draw:line>
              <draw:custom-shape draw:style-name="gr5" draw:text-style-name="P1" draw:layer="layout" svg:width="1.778cm" svg:height="1.525cm" svg:x="28.315cm" svg:y="3.6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6.781cm" svg:y="9.33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6.927cm" svg:y="2.778cm">
              <draw:text-box>
                <text:p text:style-name="P1"><text:span text:style-name="T1">(b)</text:span></text:p>
              </draw:text-box>
            </draw:frame>
          </draw:g>
          <draw:custom-shape draw:style-name="gr7" draw:text-style-name="P1" draw:layer="layout" svg:width="9.779cm" svg:height="10.398cm" svg:x="24.495cm" svg:y="2.032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5" draw:layer="layout" svg:width="9.525cm" svg:height="3.719cm" svg:x="16.24cm" svg:y="26.491cm">
          <draw:text-box>
            <text:p text:style-name="P1"><text:span text:style-name="T3">Money 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8" draw:text-style-name="P5" draw:layer="layout" svg:width="9.525cm" svg:height="3.338cm" svg:x="36.56cm" svg:y="19.535cm">
          <draw:text-box>
            <text:p text:style-name="P1"><text:span text:style-name="T3">Political Power </text:span></text:p>
            <text:p text:style-name="P1"><text:span text:style-name="T3">vs</text:span></text:p>
            <text:p text:style-name="P1"><text:span text:style-name="T3">Political Reputation</text:span></text:p>
          </draw:text-box>
        </draw:frame>
        <draw:frame draw:style-name="gr18" draw:text-style-name="P5" draw:layer="layout" svg:width="9.525cm" svg:height="4.367cm" svg:x="20.45cm" svg:y="13.291cm">
          <draw:text-box>
            <text:p text:style-name="P1"><text:span text:style-name="T3">Money </text:span></text:p>
            <text:p text:style-name="P1"><text:span text:style-name="T3">vs </text:span></text:p>
            <text:p text:style-name="P1"><text:span text:style-name="T3">Professional Reputation</text:span></text:p>
          </draw:text-box>
        </draw:frame>
        <draw:frame draw:style-name="gr19" draw:text-style-name="P5" draw:layer="layout" svg:width="11.557cm" svg:height="3.338cm" svg:x="3.54cm" svg:y="8.874cm">
          <draw:text-box>
            <text:p text:style-name="P1"><text:span text:style-name="T3">System Complexity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9" draw:text-style-name="P5" draw:layer="layout" svg:width="9.525cm" svg:height="1.778cm" svg:x="45.577cm" svg:y="9.382cm">
          <draw:text-box>
            <text:p text:style-name="P1"><text:span text:style-name="T3">Customer relation</text:span></text:p>
          </draw:text-box>
        </draw:frame>
        <draw:frame draw:style-name="gr19" draw:text-style-name="P5" draw:layer="layout" svg:width="10.287cm" svg:height="3.338cm" svg:x="25.13cm" svg:y="36.143cm">
          <draw:text-box>
            <text:p text:style-name="P1"><text:span text:style-name="T3">Business Intelligence vs </text:span></text:p>
            <text:p text:style-name="P1"><text:span text:style-name="T3">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4T14:48:39.454105022</dc:date>
    <dc:creator>darjeeling </dc:creator>
    <meta:editing-duration>PT52M28S</meta:editing-duration>
    <meta:editing-cycles>22</meta:editing-cycles>
    <meta:generator>LibreOffice/4.2.6.3$Linux_X86_64 LibreOffice_project/420m0$Build-3</meta:generator>
    <meta:document-statistic meta:object-count="59"/>
  </office:meta>
</office:document-meta>
</file>